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6afad" officeooo:paragraph-rsid="0016afad" style:font-weight-asian="bold" style:font-weight-complex="bold"/>
    </style:style>
    <style:style style:name="P2" style:family="paragraph" style:parent-style-name="Standard">
      <style:text-properties fo:font-weight="bold" officeooo:rsid="001847c0" officeooo:paragraph-rsid="001847c0" style:font-weight-asian="bold" style:font-weight-complex="bold"/>
    </style:style>
    <style:style style:name="P3" style:family="paragraph" style:parent-style-name="Standard">
      <style:text-properties fo:font-weight="bold" officeooo:rsid="001847c0" officeooo:paragraph-rsid="001a4450" style:font-weight-asian="bold" style:font-weight-complex="bold"/>
    </style:style>
    <style:style style:name="P4" style:family="paragraph" style:parent-style-name="Standard">
      <style:text-properties officeooo:rsid="0016afad" officeooo:paragraph-rsid="0016afad"/>
    </style:style>
    <style:style style:name="P5" style:family="paragraph" style:parent-style-name="Standard">
      <style:text-properties officeooo:rsid="001847c0" officeooo:paragraph-rsid="001847c0"/>
    </style:style>
    <style:style style:name="P6" style:family="paragraph" style:parent-style-name="Standard">
      <style:text-properties officeooo:rsid="001847c0" officeooo:paragraph-rsid="00197645"/>
    </style:style>
    <style:style style:name="P7" style:family="paragraph" style:parent-style-name="Standard">
      <style:text-properties officeooo:rsid="001847c0" officeooo:paragraph-rsid="001a4450"/>
    </style:style>
    <style:style style:name="P8" style:family="paragraph" style:parent-style-name="Standard">
      <style:text-properties officeooo:rsid="001847c0" officeooo:paragraph-rsid="001af3c5"/>
    </style:style>
    <style:style style:name="P9" style:family="paragraph" style:parent-style-name="Standard">
      <style:text-properties officeooo:rsid="001847c0" officeooo:paragraph-rsid="001c2dda"/>
    </style:style>
    <style:style style:name="T1" style:family="text">
      <style:text-properties officeooo:rsid="00197645"/>
    </style:style>
    <style:style style:name="T2" style:family="text">
      <style:text-properties officeooo:rsid="001a4450"/>
    </style:style>
    <style:style style:name="T3" style:family="text">
      <style:text-properties officeooo:rsid="001a5be7"/>
    </style:style>
    <style:style style:name="T4" style:family="text">
      <style:text-properties officeooo:rsid="001af3c5"/>
    </style:style>
    <style:style style:name="T5" style:family="text">
      <style:text-properties officeooo:rsid="001c2d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S</text:p>
      <text:p text:style-name="P2">Planned Maneuvers</text:p>
      <text:p text:style-name="P4">The planned maneuvers are simple: detumble, nominal nadir pointing, maneuver slews, and maneuver maintanance.</text:p>
      <text:p text:style-name="P4"/>
      <text:p text:style-name="P2">ACS System Description</text:p>
      <text:p text:style-name="P5">The ACS will rely on TBD magnetic torquers to arrest rates and perform slew maneuvers. <text:s/>Nadir pointing will be primarily maintained by utilizing the gravity-gradient torque present due to the mass properties; the magnetic torquers will provide additional actuation as needed.</text:p>
      <text:p text:style-name="P5"/>
      <text:p text:style-name="P2">Expected Disturbance Torques</text:p>
      <text:p text:style-name="P5">The disturbance torques expected throughout the mission are shown in Table TBD.</text:p>
      <text:p text:style-name="P5"/>
      <text:p text:style-name="P2">ACS Components</text:p>
      <text:p text:style-name="P5">ACS components are shown in table TBD.</text:p>
      <text:p text:style-name="P5"/>
      <text:p text:style-name="P2">Mission Design</text:p>
      <text:p text:style-name="P6"><text:span text:style-name="T1">Initial velocity changes (dV) will be provided by the orbit-insertion stage of the launch vehicle. Each launcher will provide the propulsion to </text:span><text:span text:style-name="T2">reach the target altitude and plane, as well as placing the satellites in conjunction in their orbit planes. <text:s/></text:span><text:span text:style-name="T1">Table TBD shows the range of expected dV </text:span><text:span text:style-name="T2">the launch vehicle stages will be expected to accomplish.</text:span></text:p>
      <text:p text:style-name="P6"><text:span text:style-name="T2"/></text:p>
      <text:p text:style-name="P3"><text:span text:style-name="T2">System Overview</text:span></text:p>
      <text:p text:style-name="P3"><text:span text:style-name="T2">Mission Sequence</text:span></text:p>
      <text:p text:style-name="P7"><text:span text:style-name="T2">The Pegasus satellites will be launched as secondary payloads on three launch vehicles servicing polar orbits. The orbit stages of the launchers will have restart capability. Two satellites will be secured to an EELV Secondary Payload Adapter (ESPA). After the orbit stage successfully releases the primary payload, it will phase into the desired longitude of the ascending node using nodal recession, then change the orbit inclination to 90 degrees. <text:s/>The orbit stage will release one Pegasus satellite, and then lower the perigee to put the released satellite in conjunction at the tenth revolution since the maneuver. <text:s/>The orbit stage will then recircularize at 600 km altitude and release the second satellite. <text:s/>This process will be repeated for the other two launches, and the orbit planes will be 30 degrees apart.</text:span></text:p>
      <text:p text:style-name="P7"><text:span text:style-name="T2"/></text:p>
      <text:p text:style-name="P7"><text:span text:style-name="T2">After each Pegasus satellite is released, </text:span><text:span text:style-name="T3">the attitude control system (ACS) will arrest rates and orient the antennas and instruments nadir. The satellites are expected to maintain pointing with the use of passive and active techniques for the rest of their operational lifetimes. (TODO: do we need to reposition for station keeping?? Collision avoidance?)</text:span></text:p>
      <text:p text:style-name="P7"><text:span text:style-name="T3"/></text:p>
      <text:p text:style-name="P8"><text:span text:style-name="T4">The Pegasus system shall be comprised of at least six satellites.</text:span></text:p>
      <text:p text:style-name="P8"><text:span text:style-name="T4">Each Pegasus satellite shall collect data from ground stations.</text:span></text:p>
      <text:p text:style-name="P8"><text:span text:style-name="T4">Each Pegasus satellite shall carry an earth observation payload.</text:span></text:p>
      <text:p text:style-name="P8"><text:span text:style-name="T4">The Pegasus system shall provide ROI within three years.</text:span></text:p>
      <text:p text:style-name="P8"><text:span text:style-name="T4">The Pegasus satellites shall have a lifetime of two years.</text:span></text:p>
      <text:p text:style-name="P8"><text:span text:style-name="T4">The Pegasus satellites shall be autonomous for quiescent operations</text:span></text:p>
      <text:p text:style-name="P9"><text:span text:style-name="T5">maintena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4T21:46:41.39</meta:creation-date>
    <dc:date>2015-04-17T00:30:14.55</dc:date>
    <meta:editing-duration>PT36M47S</meta:editing-duration>
    <meta:editing-cycles>2</meta:editing-cycles>
    <meta:generator>LibreOffice/3.6$Windows_x86 LibreOffice_project/2ef5aff-a6fb0ff-166bdff-cf087ad-0f1389</meta:generator>
    <meta:document-statistic meta:table-count="0" meta:image-count="0" meta:object-count="0" meta:page-count="1" meta:paragraph-count="22" meta:word-count="390" meta:character-count="2542" meta:non-whitespace-character-count="2168"/>
  </office:meta>
</office:document-meta>
</file>